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margin-top="0.423cm" fo:margin-bottom="0.423cm" style:contextual-spacing="false" fo:line-height="100%"/>
    </style:style>
    <style:style style:name="P2" style:family="paragraph" style:parent-style-name="normal" style:master-page-name="Standard">
      <style:paragraph-properties fo:margin-top="0.423cm" fo:margin-bottom="0.423cm" style:contextual-spacing="false" fo:line-height="100%" style:page-number="1"/>
      <style:text-properties officeooo:paragraph-rsid="000fa99d"/>
    </style:style>
    <style:style style:name="T1" style:family="text">
      <style:text-properties officeooo:rsid="000fa99d"/>
    </style:style>
    <style:style style:name="T2" style:family="text">
      <style:text-properties officeooo:rsid="001144ee"/>
    </style:style>
    <style:style style:name="T3" style:family="text">
      <style:text-properties officeooo:rsid="00122561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0fa99d"/>
    </style:style>
    <style:style style:name="T6" style:family="text">
      <style:text-properties fo:color="#c9211e" loext:opacity="100%" officeooo:rsid="001144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imal Farm is a satirical novel <text:span text:style-name="T4">published in 1945 </text:span><text:span text:style-name="T5">and written</text:span><text:span text:style-name="T4"> by George Orwell</text:span>. The story is set on a farm where the animals <text:span text:style-name="T1">overthrew</text:span> their human owner<text:span text:style-name="T4">; </text:span><text:span text:style-name="T5">they then try to </text:span><text:span text:style-name="T1">establish</text:span> a society where all animals <text:span text:style-name="T5">can live as equals</text:span>. The novel is an allegory of the Russian Revolution of 1917, <text:span text:style-name="T5">its causes, and its consequences.</text:span></text:p>
      <text:p text:style-name="P1"><text:span text:style-name="T5">At the beginning of the story</text:span><text:span text:style-name="T1">,</text:span> the animals on Manor Farm <text:span text:style-name="T1">are</text:span> being mistreated by their owner, Mr. Jones. <text:span text:style-name="T5">The pig Old Major</text:span> gathers the animals together and encourages them to overthrow their human <text:span text:style-name="T4">o</text:span><text:span text:style-name="T5">verlords</text:span>. <text:span text:style-name="T1">When he dies</text:span>, two pigs named Napoleon and Snowball take up the <text:span text:style-name="T5">mantle</text:span> of animal liberation. <text:span text:style-name="T5">After their revolution, they</text:span><text:span text:style-name="T4"> organize </text:span>the animals into a <text:span text:style-name="T1">society</text:span> based on the principles of Animalism.</text:p>
      <text:p text:style-name="P1">Initially, the animals <text:span text:style-name="T1">toil</text:span> hard to build their <text:span text:style-name="T4">utopia</text:span>. However, as time passes, the pigs become <text:span text:style-name="T1">to </text:span><text:span text:style-name="T5">resemble the corrupt farmer they overthrew</text:span>. Napoleon, the leader of the pigs, uses <text:span text:style-name="T5">violence</text:span><text:span text:style-name="T4">, manipulation, and </text:span><text:span text:style-name="T5">propaganda</text:span> to maintain his <text:span text:style-name="T1">position</text:span> and <text:span text:style-name="T1">crush dissent</text:span>. Eventually, <text:span text:style-name="T1">when it is too late, the animals come to realize they’ve been deceived.</text:span></text:p>
      <text:p text:style-name="P1">The novel's <text:span text:style-name="T5">core</text:span> theme is the danger <text:span text:style-name="T1">posed by</text:span> authoritarianism and the corrupting influence of power. The pigs' <text:span text:style-name="T6">slow</text:span> descent into tyranny illustrates how even the most noble ideals can be<text:span text:style-name="T2">come corrupted </text:span><text:span text:style-name="T6">in time</text:span>. Orwell's criticism of Soviet Russia <text:span text:style-name="T6">specifically</text:span><text:span text:style-name="T4"> is </text:span><text:span text:style-name="T6">clear</text:span><text:span text:style-name="T4">,</text:span> but the themes of Animal Farm are universal and <text:span text:style-name="T2">can</text:span> apply to any society where power <text:span text:style-name="T6">has become</text:span><text:span text:style-name="T2"> concentrated</text:span> in the hands of a few.</text:p>
      <text:p text:style-name="P1"><text:span text:style-name="T6">The importance of education is a</text:span><text:span text:style-name="T4">nother theme of Animal Farm.</text:span> The animals' lack of education and critical thinking skills <text:span text:style-name="T2">has made</text:span> them vulnerable to propaganda and manipulation by those in power. The pigs use their <text:span text:style-name="T2">cunning</text:span> to manipulate the other animals and create a narrative that justifies their rule.</text:p>
      <text:p text:style-name="P1">In conclusion, Animal Farm is a powerful allegory that highlights the dangers of authoritarianism and the importance of education, <text:span text:style-name="T2">and the merits of</text:span> critical thinking. Orwell's message <text:span text:style-name="T2">comes through clearly</text:span>: the <text:span text:style-name="T2">fight</text:span> for freedom and equality is never-ending, and we must remain <text:span text:style-name="T2">watchful</text:span> against those who seek to take power and subvert the ideals of democracy and <text:span text:style-name="T2">equity</text:span>. <text:span text:style-name="T2">Though the novel was published nearly 80 years ago, its message remains </text:span><text:span text:style-name="T3">clear and resonant</text:span><text:span text:style-name="T2"> today.</text:span></text:p>
      <text:p text:style-name="normal">(3<text:span text:style-name="T3">70</text:span> word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3-06-12T10:42:02.422000000</dc:date>
    <meta:editing-duration>PT31M1S</meta:editing-duration>
    <meta:editing-cycles>4</meta:editing-cycles>
    <meta:document-statistic meta:table-count="0" meta:image-count="0" meta:object-count="0" meta:page-count="1" meta:paragraph-count="7" meta:word-count="372" meta:character-count="2260" meta:non-whitespace-character-count="1895"/>
  </office:meta>
</office:document-meta>
</file>